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9.602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9.852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Mov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059cm" svg:y="7.51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093cm" svg:y="11.001cm">
            <draw:text-box>
              <text:p>Player</text:p>
            </draw:text-box>
          </draw:frame>
        </draw:g>
        <draw:custom-shape draw:style-name="gr2" draw:text-style-name="P3" xml:id="id3" draw:id="id3" draw:layer="layout" svg:width="5.588cm" svg:height="1.524cm" svg:x="7.223cm" svg:y="5.788cm">
          <text:p text:style-name="P2">Com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21cm" svg:y1="9.732cm" svg:x2="7.196cm" svg:y2="3.502cm" draw:start-shape="id1" draw:start-glue-point="1" draw:end-shape="id2" draw:end-glue-point="6" svg:d="M3221 9732l3975-6230" svg:viewBox="0 0 3976 6231">
          <text:p/>
        </draw:connector>
        <draw:connector draw:style-name="gr5" draw:text-style-name="P6" draw:layer="layout" draw:type="line" svg:x1="3.221cm" svg:y1="9.732cm" svg:x2="7.223cm" svg:y2="6.55cm" draw:start-shape="id1" draw:start-glue-point="1" draw:end-shape="id3" draw:end-glue-point="6" svg:d="M3221 9732l4002-3182" svg:viewBox="0 0 4003 3183">
          <text:p/>
        </draw:connector>
        <draw:custom-shape draw:style-name="gr2" draw:text-style-name="P3" xml:id="id4" draw:id="id4" draw:layer="layout" svg:width="5.588cm" svg:height="1.524cm" svg:x="7.096cm" svg:y="8.963cm">
          <text:p text:style-name="P2">Heal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21cm" svg:y1="9.732cm" svg:x2="7.096cm" svg:y2="9.725cm" draw:start-shape="id1" draw:start-glue-point="1" draw:end-shape="id4" draw:end-glue-point="6" svg:d="M3221 9732l3875-7" svg:viewBox="0 0 3876 8">
          <text:p/>
        </draw:connector>
        <draw:custom-shape draw:style-name="gr2" draw:text-style-name="P3" xml:id="id6" draw:id="id6" draw:layer="layout" svg:width="5.588cm" svg:height="1.524cm" svg:x="7.223cm" svg:y="15.605cm">
          <text:p text:style-name="P2">Inven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588cm" svg:height="1.524cm" svg:x="7.223cm" svg:y="12.303cm">
          <text:p text:style-name="P2">Level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3.683cm" svg:height="1.778cm" svg:x="8.044cm" svg:y="18.526cm">
          <text:p text:style-name="P4">Bot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.221cm" svg:y1="9.732cm" svg:x2="7.223cm" svg:y2="13.065cm" draw:start-shape="id1" draw:start-glue-point="1" draw:end-shape="id5" draw:end-glue-point="6" svg:d="M3221 9732l4002 3333" svg:viewBox="0 0 4003 3334">
          <text:p/>
        </draw:connector>
        <draw:connector draw:style-name="gr5" draw:text-style-name="P6" draw:layer="layout" draw:type="line" svg:x1="3.221cm" svg:y1="9.732cm" svg:x2="7.223cm" svg:y2="16.367cm" draw:start-shape="id1" draw:start-glue-point="1" draw:end-shape="id6" draw:end-glue-point="6" svg:d="M3221 9732l4002 6635" svg:viewBox="0 0 4003 6636">
          <text:p/>
        </draw:connector>
        <draw:connector draw:style-name="gr5" draw:text-style-name="P6" draw:layer="layout" draw:line-skew="-1.158cm -6.073cm" svg:x1="8.044cm" svg:y1="19.415cm" svg:x2="8.014cm" svg:y2="4.041cm" draw:start-shape="id7" draw:start-glue-point="3" draw:end-shape="id2" draw:end-glue-point="7" svg:d="M8044 19415h-1710v-14097h1680v-1277" svg:viewBox="0 0 1711 15375">
          <text:p/>
        </draw:connector>
        <draw:connector draw:style-name="gr5" draw:text-style-name="P6" draw:layer="layout" draw:line-skew="-1.158cm -4.295cm" svg:x1="8.044cm" svg:y1="19.415cm" svg:x2="8.041cm" svg:y2="7.089cm" draw:start-shape="id7" draw:start-glue-point="3" draw:end-shape="id3" draw:end-glue-point="7" svg:d="M8044 19415h-1710v-10795h1707v-1531" svg:viewBox="0 0 1711 12327">
          <text:p/>
        </draw:connector>
        <draw:connector draw:style-name="gr5" draw:text-style-name="P6" draw:layer="layout" draw:line-skew="-1.158cm -2.58cm" svg:x1="8.044cm" svg:y1="19.415cm" svg:x2="7.914cm" svg:y2="10.264cm" draw:start-shape="id7" draw:start-glue-point="3" draw:end-shape="id4" draw:end-glue-point="7" svg:d="M8044 19415h-1710v-7493h1580v-1658" svg:viewBox="0 0 1711 9152">
          <text:p/>
        </draw:connector>
        <draw:connector draw:style-name="gr5" draw:text-style-name="P6" draw:layer="layout" draw:line-skew="-1.158cm" svg:x1="8.044cm" svg:y1="19.415cm" svg:x2="8.041cm" svg:y2="16.906cm" draw:start-shape="id7" draw:start-glue-point="3" draw:end-shape="id6" draw:end-glue-point="7" svg:d="M8044 19415h-1710v-1592h1707v-917" svg:viewBox="0 0 1711 251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19:50:48.938000000</dc:date>
    <meta:editing-duration>PT1M12S</meta:editing-duration>
    <meta:editing-cycles>4</meta:editing-cycles>
    <meta:generator>LibreOffice/6.4.6.2$Windows_X86_64 LibreOffice_project/0ce51a4fd21bff07a5c061082cc82c5ed232f115</meta:generator>
    <meta:document-statistic meta:object-count="19"/>
  </office:meta>
</office:document-meta>
</file>